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051831" officeooo:paragraph-rsid="00051831"/>
    </style:style>
    <style:style style:name="P2" style:family="paragraph" style:parent-style-name="Standard">
      <style:paragraph-properties fo:text-align="justify" style:justify-single-word="false"/>
      <style:text-properties style:font-name="Arial" officeooo:rsid="00051831" officeooo:paragraph-rsid="00051831"/>
    </style:style>
    <style:style style:name="P3" style:family="paragraph" style:parent-style-name="Standard">
      <style:paragraph-properties fo:text-align="justify" style:justify-single-word="false"/>
      <style:text-properties style:font-name="Arial" officeooo:rsid="00051831" officeooo:paragraph-rsid="0007aaef"/>
    </style:style>
    <style:style style:name="P4" style:family="paragraph" style:parent-style-name="Standard">
      <style:paragraph-properties fo:text-align="justify" style:justify-single-word="false"/>
      <style:text-properties style:font-name="Arial" officeooo:rsid="0009a264" officeooo:paragraph-rsid="0009a264"/>
    </style:style>
    <style:style style:name="P5" style:family="paragraph" style:parent-style-name="Standard">
      <style:paragraph-properties fo:text-align="justify" style:justify-single-word="false"/>
      <style:text-properties style:font-name="Arial" officeooo:rsid="000b3088" officeooo:paragraph-rsid="000b3088"/>
    </style:style>
    <style:style style:name="P6" style:family="paragraph" style:parent-style-name="Standard">
      <style:paragraph-properties fo:text-align="justify" style:justify-single-word="false"/>
      <style:text-properties style:font-name="Arial" officeooo:rsid="000cf2e9" officeooo:paragraph-rsid="000cf2e9"/>
    </style:style>
    <style:style style:name="T1" style:family="text">
      <style:text-properties officeooo:rsid="000701bd"/>
    </style:style>
    <style:style style:name="T2" style:family="text">
      <style:text-properties officeooo:rsid="0007aaef"/>
    </style:style>
    <style:style style:name="T3" style:family="text">
      <style:text-properties officeooo:rsid="00098ca5"/>
    </style:style>
    <style:style style:name="T4" style:family="text">
      <style:text-properties officeooo:rsid="0009a2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ício 02</text:p>
      <text:p text:style-name="P6">Kleberson – ADS II</text:p>
      <text:p text:style-name="P1"/>
      <text:p text:style-name="P2">1. Tipagem dinâmica indica a possibilidade de uma variável receber valores de tipos diversos. Tipagem estática indica a possibilidade de uma variável receber o valor de um tipo apenas. <text:span text:style-name="T1">Sendo assim, variáveis que precisam da declaração de tipo(estática) como sem declaração de tipo(dinâmica)</text:span></text:p>
      <text:p text:style-name="P2"/>
      <text:p text:style-name="P2">2. Não ter controle do tipo de valor que ela armazena, pois vai ser receber tipos diferentes por várias vezes.</text:p>
      <text:p text:style-name="P2"/>
      <text:p text:style-name="P3">3. <text:span text:style-name="T2">Passar uma lista de números do tipo string para uma função que calcula uma média. Em tempo de execução vai dizer que não pode operar com tipos diferentes(exemplo feito em python). Como também somar um inteiro com um número do tipo string(em js). Dessa forma, o problema é executar ou executar algo que não deveria.</text:span></text:p>
      <text:p text:style-name="P3"/>
      <text:p text:style-name="P3"><text:span text:style-name="T2">4. </text:span><text:span text:style-name="T3">Embora tenha uma tipagem estática, ele também tem uma tipagem fraca pois aceita, de forma mais permissiva, fazer operações com tipo de dados diferentes. Por exemplo, ter duas variáveis: uma do tipo int e outra float. Quando uma variável do tipo int recebe como valor um float, o tipo dela passa a ser float, ainda que ela tivesse sido declarada como inteiro. </text:span><text:span text:style-name="T4">Dessa forma, a linguagem permitiu que o tipo mudasse mesmo tendo sido previamente declarado.</text:span></text:p>
      <text:p text:style-name="P3"/>
      <text:p text:style-name="P4">5. Manipulação de dados dinâmicos.</text:p>
      <text:p text:style-name="P4"/>
      <text:p text:style-name="P5">6. Sim. O TypeScript veio pra corrigir a tipagem do js. Sendo assim, há um controle maior na tipagem das variáveis. Como o tipo number engloba diversos tipos de valores numéricos, atenua a intenção de tipagem única/estática.</text:p>
      <text:p text:style-name="P5"/>
      <text:p text:style-name="P5"><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9T00:44:02.027000000</dc:date>
    <meta:editing-duration>PT44S</meta:editing-duration>
    <meta:editing-cycles>2</meta:editing-cycles>
    <meta:generator>LibreOffice/7.2.2.2$Windows_X86_64 LibreOffice_project/02b2acce88a210515b4a5bb2e46cbfb63fe97d56</meta:generator>
    <meta:document-statistic meta:table-count="0" meta:image-count="0" meta:object-count="0" meta:page-count="1" meta:paragraph-count="9" meta:word-count="243" meta:character-count="1460" meta:non-whitespace-character-count="1223"/>
  </office:meta>
</office:document-meta>
</file>